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142a" officeooo:paragraph-rsid="0015142a"/>
    </style:style>
    <style:style style:name="P2" style:family="paragraph" style:parent-style-name="Standard">
      <style:text-properties officeooo:rsid="00170d22" officeooo:paragraph-rsid="00170d22"/>
    </style:style>
    <style:style style:name="P3" style:family="paragraph" style:parent-style-name="Standard">
      <style:text-properties officeooo:rsid="001816db" officeooo:paragraph-rsid="001816db"/>
    </style:style>
    <style:style style:name="T1" style:family="text">
      <style:text-properties officeooo:rsid="00187445"/>
    </style:style>
    <style:style style:name="T2" style:family="text">
      <style:text-properties officeooo:rsid="0019a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овое задание для Экспертизы</text:p>
      <text:p text:style-name="P1"/>
      <text:p text:style-name="P1"><text:span text:style-name="T2">XXX</text:span>1) Переделать user_view не экспортировать пароль!!! в модель UserDialog!!!</text:p>
      <text:p text:style-name="P1"/>
      <text:p text:style-name="P1">2) Обязательное наличие ИУЛ для определенных разделов</text:p>
      <text:p text:style-name="P1"/>
      <text:p text:style-name="P1">3) При ответе на замечания, при замене файла , если был ИУЛ его тоже удалять, за<text:span text:style-name="T1">с</text:span>тавлять менять!!!</text:p>
      <text:p text:style-name="P1"/>
      <text:p text:style-name="P1">4) Добавить возможность главному эксперту как-то указать разделы, куда можно будет добавлять файлы, а не в любой раздел!</text:p>
      <text:p text:style-name="P1"/>
      <text:p text:style-name="P1">5) Какой-то список экспертов, которому видна определенная вкладка</text:p>
      <text:p text:style-name="P1"/>
      <text:p text:style-name="P1">6) При согласовании экспертами письма с типом «заключение», нужно какое-то подтверждение, что документация откорректирована, проверена, со всем согласен (с каждым файлом?)</text:p>
      <text:p text:style-name="P1"/>
      <text:p text:style-name="P1">7) Валидация email</text:p>
      <text:p text:style-name="P1"/>
      <text:p text:style-name="P1">8) Отправка заключения, когда последний согласовал!</text:p>
      <text:p text:style-name="P1"/>
      <text:p text:style-name="P1">9) ?? Отправка без письма нашего, письма заказчика</text:p>
      <text:p text:style-name="P1"/>
      <text:p text:style-name="P2">User_Controller как в СКСКС</text:p>
      <text:p text:style-name="P2"/>
      <text:p text:style-name="P2"/>
      <text:p text:style-name="P3">Входящее письмо продление сроков, якобы нет подтверждения на почту отдела приема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09:08:51.373415818</meta:creation-date>
    <dc:date>2019-06-14T14:13:37.471302425</dc:date>
    <meta:editing-duration>P0D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1" meta:paragraph-count="12" meta:word-count="116" meta:character-count="839" meta:non-whitespace-character-count="735"/>
  </office:meta>
</office:document-meta>
</file>